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5028in" svg:y="1.974in">
            <draw:object draw:notify-on-update-of-ranges="Sheet1.A1:Sheet1.A18 Sheet1.B1:Sheet1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00:47:46.897028252</meta:creation-date>
    <dc:date>2016-06-15T01:57:20.621269156</dc:date>
    <meta:editing-duration>PT1H7M40S</meta:editing-duration>
    <meta:editing-cycles>3</meta:editing-cycles>
    <meta:generator>LibreOffice/4.2.8.2$Linux_X86_64 LibreOffice_project/42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B18" chart:data-source-has-labels="column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7.112cm" svg:y="8.019cm" chart:style-name="ch4">
              <text:p>suggested triggers</text:p>
            </chart:title>
            <chart:categories table:cell-range-address="Sheet1.A1:Sheet1.A18"/>
          </chart:axis>
          <chart:axis chart:dimension="y" chart:name="primary-y" chart:style-name="ch5">
            <chart:title svg:x="0.451cm" svg:y="4.781cm" chart:style-name="ch6">
              <text:p>frequency</text:p>
            </chart:title>
            <chart:grid chart:style-name="ch7" chart:class="major"/>
          </chart:axis>
          <chart:series chart:style-name="ch8" chart:values-cell-range-address="Sheet1.B1:Sheet1.B18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18</svg:desc>
                </draw:g>
              </table:table-cell>
              <table:table-cell office:value-type="float" office:value="7">
                <text:p>7</text:p>
                <draw:g>
                  <svg:desc>Sheet1.B1:Sheet1.B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